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115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4.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Game</text:p>
          </table:table-cell>
          <table:table-cell table:style-name="ce1" office:value-type="string">
            <text:p>Players</text:p>
          </table:table-cell>
          <table:table-cell table:style-name="ce1" office:value-type="string">
            <text:p>Reward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Round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Data Source</text:p>
          </table:table-cell>
          <table:table-cell table:style-name="ce1" table:number-columns-repeated="248"/>
        </table:table-row>
        <table:table-row table:style-name="ro1">
          <table:table-cell office:value-type="string">
            <text:p>QUALIFY.3330026289</text:p>
          </table:table-cell>
          <table:table-cell office:value-type="string">
            <text:p>Peg</text:p>
          </table:table-cell>
          <table:table-cell office:value-type="string">
            <text:p>Cluneplayer</text:p>
          </table:table-cell>
          <table:table-cell office:value-type="float" office:value="20">
            <text:p>2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6304</text:p>
          </table:table-cell>
          <table:table-cell office:value-type="string">
            <text:p>Peg</text:p>
          </table:table-cell>
          <table:table-cell office:value-type="string">
            <text:p>Goblin</text:p>
          </table:table-cell>
          <table:table-cell office:value-type="float" office:value="60">
            <text:p>6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6313</text:p>
          </table:table-cell>
          <table:table-cell office:value-type="string">
            <text:p>Peg</text:p>
          </table:table-cell>
          <table:table-cell office:value-type="string">
            <text:p>Semsyn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6490</text:p>
          </table:table-cell>
          <table:table-cell office:value-type="string">
            <text:p>Peg</text:p>
          </table:table-cell>
          <table:table-cell office:value-type="string">
            <text:p>Ncsuremote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6617</text:p>
          </table:table-cell>
          <table:table-cell office:value-type="string">
            <text:p>Peg</text:p>
          </table:table-cell>
          <table:table-cell office:value-type="string">
            <text:p>Fluxplayer</text:p>
          </table:table-cell>
          <table:table-cell office:value-type="float" office:value="70">
            <text:p>7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8357</text:p>
          </table:table-cell>
          <table:table-cell office:value-type="string">
            <text:p>Peg</text:p>
          </table:table-cell>
          <table:table-cell office:value-type="string">
            <text:p>Utexas</text:p>
          </table:table-cell>
          <table:table-cell office:value-type="float" office:value="60">
            <text:p>6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NOMATCHID1</text:p>
          </table:table-cell>
          <table:table-cell office:value-type="string">
            <text:p>Peg</text:p>
          </table:table-cell>
          <table:table-cell office:value-type="string">
            <text:p>York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603</text:p>
          </table:table-cell>
          <table:table-cell office:value-type="string">
            <text:p>Crisscross</text:p>
          </table:table-cell>
          <table:table-cell office:value-type="string">
            <text:p>Cluneplayer Random</text:p>
          </table:table-cell>
          <table:table-cell office:value-type="float" office:value="25">
            <text:p>25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587</text:p>
          </table:table-cell>
          <table:table-cell office:value-type="string">
            <text:p>Crisscross</text:p>
          </table:table-cell>
          <table:table-cell office:value-type="string">
            <text:p>Goblin Random</text:p>
          </table:table-cell>
          <table:table-cell office:value-type="float" office:value="25">
            <text:p>25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743</text:p>
          </table:table-cell>
          <table:table-cell office:value-type="string">
            <text:p>Crisscross</text:p>
          </table:table-cell>
          <table:table-cell office:value-type="string">
            <text:p>Semsyn Random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618</text:p>
          </table:table-cell>
          <table:table-cell office:value-type="string">
            <text:p>Crisscross</text:p>
          </table:table-cell>
          <table:table-cell office:value-type="string">
            <text:p>Ncsuremote Random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636</text:p>
          </table:table-cell>
          <table:table-cell office:value-type="string">
            <text:p>Crisscross</text:p>
          </table:table-cell>
          <table:table-cell office:value-type="string">
            <text:p>Fluxplayer Random</text:p>
          </table:table-cell>
          <table:table-cell office:value-type="float" office:value="100">
            <text:p>10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245</text:p>
          </table:table-cell>
          <table:table-cell office:value-type="string">
            <text:p>Crisscross</text:p>
          </table:table-cell>
          <table:table-cell office:value-type="string">
            <text:p>Utexas Random</text:p>
          </table:table-cell>
          <table:table-cell office:value-type="float" office:value="100">
            <text:p>10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29706</text:p>
          </table:table-cell>
          <table:table-cell office:value-type="string">
            <text:p>Crisscross</text:p>
          </table:table-cell>
          <table:table-cell office:value-type="string">
            <text:p>York Random</text:p>
          </table:table-cell>
          <table:table-cell office:value-type="float" office:value="100">
            <text:p>10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279</text:p>
          </table:table-cell>
          <table:table-cell office:value-type="string">
            <text:p>Hallway</text:p>
          </table:table-cell>
          <table:table-cell office:value-type="string">
            <text:p>Cluneplayer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303</text:p>
          </table:table-cell>
          <table:table-cell office:value-type="string">
            <text:p>Hallway</text:p>
          </table:table-cell>
          <table:table-cell office:value-type="string">
            <text:p>Goblin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2109</text:p>
          </table:table-cell>
          <table:table-cell office:value-type="string">
            <text:p>Hallway</text:p>
          </table:table-cell>
          <table:table-cell office:value-type="string">
            <text:p>Semsyn Random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390</text:p>
          </table:table-cell>
          <table:table-cell office:value-type="string">
            <text:p>Hallway</text:p>
          </table:table-cell>
          <table:table-cell office:value-type="string">
            <text:p>Ncsuremote Random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410</text:p>
          </table:table-cell>
          <table:table-cell office:value-type="string">
            <text:p>Hallway</text:p>
          </table:table-cell>
          <table:table-cell office:value-type="string">
            <text:p>Fluxplayer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2920</text:p>
          </table:table-cell>
          <table:table-cell office:value-type="string">
            <text:p>Hallway</text:p>
          </table:table-cell>
          <table:table-cell office:value-type="string">
            <text:p>Utexas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QUALIFY.3330031364</text:p>
          </table:table-cell>
          <table:table-cell office:value-type="string">
            <text:p>Hallway</text:p>
          </table:table-cell>
          <table:table-cell office:value-type="string">
            <text:p>York Random</text:p>
          </table:table-cell>
          <table:table-cell office:value-type="float" office:value="50">
            <text:p>50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kaiser.doc + results.html</text:p>
          </table:table-cell>
          <table:table-cell table:number-columns-repeated="248"/>
        </table:table-row>
        <table:table-row table:style-name="ro1">
          <table:table-cell office:value-type="string">
            <text:p>ROUND1.3330074803</text:p>
          </table:table-cell>
          <table:table-cell office:value-type="string">
            <text:p>Chinesecheckers3</text:p>
          </table:table-cell>
          <table:table-cell office:value-type="string">
            <text:p>Cluneplayer Goblin York</text:p>
          </table:table-cell>
          <table:table-cell office:value-type="string">
            <text:p>100 75 50</text:p>
          </table:table-cell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icture in dkaiser.doc + GDL rules</text:p>
          </table:table-cell>
          <table:table-cell table:number-columns-repeated="248"/>
        </table:table-row>
        <table:table-row table:style-name="ro1">
          <table:table-cell office:value-type="string">
            <text:p>ROUND1.3330075242</text:p>
          </table:table-cell>
          <table:table-cell office:value-type="string">
            <text:p>Chinesecheckers3</text:p>
          </table:table-cell>
          <table:table-cell office:value-type="string">
            <text:p>Utexas Fluxplayer Random</text:p>
          </table:table-cell>
          <table:table-cell office:value-type="string">
            <text:p>75 100 50</text:p>
          </table:table-cell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sults-fluxplayer-2005.sxc</text:p>
          </table:table-cell>
          <table:table-cell table:number-columns-repeated="248"/>
        </table:table-row>
        <table:table-row table:style-name="ro1">
          <table:table-cell office:value-type="string">
            <text:p>ROUND2.3330094133</text:p>
          </table:table-cell>
          <table:table-cell office:value-type="string">
            <text:p>Nothello</text:p>
          </table:table-cell>
          <table:table-cell office:value-type="string">
            <text:p>Goblin Fluxplayer</text:p>
          </table:table-cell>
          <table:table-cell office:value-type="string">
            <text:p>100 0</text:p>
          </table:table-cell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ogic (Goblin and Cluneplayer in Final) + GDL rules</text:p>
          </table:table-cell>
          <table:table-cell table:number-columns-repeated="248"/>
        </table:table-row>
        <table:table-row table:style-name="ro1">
          <table:table-cell office:value-type="string">
            <text:p>ROUND2.3330097746</text:p>
          </table:table-cell>
          <table:table-cell office:value-type="string">
            <text:p>Nothello</text:p>
          </table:table-cell>
          <table:table-cell office:value-type="string">
            <text:p>Utexas Cluneplayer</text:p>
          </table:table-cell>
          <table:table-cell office:value-type="string">
            <text:p>0 100</text:p>
          </table:table-cell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ogic (Goblin and Cluneplayer in Final) + GDL rules</text:p>
          </table:table-cell>
          <table:table-cell table:number-columns-repeated="248"/>
        </table:table-row>
        <table:table-row table:style-name="ro1">
          <table:table-cell office:value-type="string">
            <text:p>FINAL.3330101476</text:p>
          </table:table-cell>
          <table:table-cell office:value-type="string">
            <text:p>Racetrack</text:p>
          </table:table-cell>
          <table:table-cell office:value-type="string">
            <text:p>Cluneplayer Goblin</text:p>
          </table:table-cell>
          <table:table-cell office:value-type="string">
            <text:p>100 10</text:p>
          </table:table-cell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icture in dkaiser.doc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/>
          <table:table-cell table:number-columns-repeated="255"/>
        </table:table-row>
      </table:table>
      <table:database-ranges>
        <table:database-range table:target-range-address="Tabelle1.A1:Tabelle1.G2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19.02.2009</text:date>, <text:time>17:3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2-19T17:34:31</dc:date>
    <meta:editing-cycles>1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table-count="1" meta:cell-count="216"/>
  </office:meta>
</office:document-meta>
</file>